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Text_20_body">
      <style:text-properties officeooo:rsid="00152156" officeooo:paragraph-rsid="00152156"/>
    </style:style>
    <style:style style:name="P2" style:family="paragraph" style:parent-style-name="Text_20_body">
      <style:text-properties officeooo:paragraph-rsid="0015b1c0"/>
    </style:style>
    <style:style style:name="P3" style:family="paragraph" style:parent-style-name="Text_20_body">
      <style:text-properties officeooo:paragraph-rsid="0015fabf"/>
    </style:style>
    <style:style style:name="P4" style:family="paragraph" style:parent-style-name="Text_20_body">
      <style:text-properties officeooo:paragraph-rsid="001691eb"/>
    </style:style>
    <style:style style:name="P5" style:family="paragraph" style:parent-style-name="Text_20_body">
      <style:text-properties officeooo:paragraph-rsid="001731d6"/>
    </style:style>
    <style:style style:name="P6" style:family="paragraph" style:parent-style-name="Text_20_body">
      <style:text-properties officeooo:paragraph-rsid="0019fe57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152156"/>
    </style:style>
    <style:style style:name="T2" style:family="text">
      <style:text-properties fo:color="#000000" loext:opacity="100%" style:font-name="monospace" fo:background-color="#ffffff" loext:char-shading-value="0"/>
    </style:style>
    <style:style style:name="T3" style:family="text">
      <style:text-properties fo:color="#000000" loext:opacity="100%" style:font-name="monospace" officeooo:rsid="0015b1c0" fo:background-color="#ffffff" loext:char-shading-value="0"/>
    </style:style>
    <style:style style:name="T4" style:family="text">
      <style:text-properties fo:color="#000000" loext:opacity="100%" style:font-name="monospace" officeooo:rsid="00152156" fo:background-color="#ffffff" loext:char-shading-value="0"/>
    </style:style>
    <style:style style:name="T5" style:family="text">
      <style:text-properties fo:color="#000000" loext:opacity="100%" style:font-name="monospace" officeooo:rsid="001731d6" fo:background-color="#ffffff" loext:char-shading-value="0"/>
    </style:style>
    <style:style style:name="T6" style:family="text">
      <style:text-properties fo:color="#000000" loext:opacity="100%" style:font-name="monospace" officeooo:rsid="0019fe57" fo:background-color="#ffffff" loext:char-shading-value="0"/>
    </style:style>
    <style:style style:name="T7" style:family="text">
      <style:text-properties fo:color="#000000" loext:opacity="100%" style:font-name="monospace" officeooo:rsid="001bc341" fo:background-color="#ffffff" loext:char-shading-value="0"/>
    </style:style>
    <style:style style:name="T8" style:family="text">
      <style:text-properties style:font-name="monospace"/>
    </style:style>
    <style:style style:name="T9" style:family="text">
      <style:text-properties style:font-name="monospace" officeooo:rsid="0015b1c0"/>
    </style:style>
    <style:style style:name="T10" style:family="text">
      <style:text-properties style:font-name="monospace" officeooo:rsid="00152156"/>
    </style:style>
    <style:style style:name="T11" style:family="text">
      <style:text-properties style:font-name="monospace" officeooo:rsid="001691eb"/>
    </style:style>
    <style:style style:name="T12" style:family="text">
      <style:text-properties style:font-name="monospace" officeooo:rsid="0018b7d7"/>
    </style:style>
    <style:style style:name="T13" style:family="text">
      <style:text-properties style:font-name="monospace" officeooo:rsid="0018b7d7" fo:background-color="#ffff00" loext:char-shading-value="0"/>
    </style:style>
    <style:style style:name="T14" style:family="text">
      <style:text-properties officeooo:rsid="0019fe5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ntwicklungslog</text:h>
      <text:p text:style-name="P1">Start: 31.7.24 um 20h44</text:p>
      <text:p text:style-name="P4"><text:span text:style-name="T1">&gt;</text:span><text:span text:style-name="T2">python main.py --train --quick</text:span><text:span text:style-name="T8"><text:line-break/></text:span><text:span text:style-name="T12">ist erfolgreich. </text:span><text:span text:style-name="T13">Git add etc machen</text:span><text:span text:style-name="T8"><text:line-break/></text:span></text:p>
      <text:p text:style-name="P4"><text:span text:style-name="T9">Folgende Varianten </text:span><text:span text:style-name="T11">noch </text:span><text:span text:style-name="T9">austesten:</text:span></text:p>
      <text:p text:style-name="P5"><text:span text:style-name="T10">&gt;</text:span><text:span text:style-name="T3">python main.py <text:tab/></text:span><text:span text:style-name="T5"># f help</text:span></text:p>
      <text:p text:style-name="P3"><text:span text:style-name="T10">&gt;</text:span><text:span text:style-name="T3">python main.py --checkthis --quick</text:span></text:p>
      <text:p text:style-name="P3"><text:span text:style-name="T4">&gt;</text:span><text:span text:style-name="T3">python main.py --train --quick</text:span></text:p>
      <text:p text:style-name="P2"><text:span text:style-name="T4">&gt;</text:span><text:span text:style-name="T3">python main.py --train </text:span></text:p>
      <text:p text:style-name="P3"><text:span text:style-name="T4">&gt;</text:span><text:span text:style-name="T3">python main.py --checkthis </text:span></text:p>
      <text:p text:style-name="P2"><text:span text:style-name="T3"/></text:p>
      <text:h text:style-name="Heading_20_3" text:outline-level="3">1.8.24 <text:span text:style-name="T14">12h</text:span></text:h>
      <text:p text:style-name="P6"><text:span text:style-name="T3">python main.py --train <text:line-break/></text:span><text:span text:style-name="T6">funkte, siehe </text:span><text:a xlink:type="simple" xlink:href="../240801%20Ergebnisbericht%20bis%2088%25%20Genauigkeit.odt" text:style-name="Internet_20_link" text:visited-style-name="Visited_20_Internet_20_Link">/media/res/HDD_AB/projekte/kd0241-py/Q-KAT/AAUNaL/Docu/240801 Ergebnisbericht bis 88% Genauigkeit.odt</text:a></text:p>
      <text:p text:style-name="P6"><text:span text:style-name="T6">Unbekannte Labels: Der Hauptfehler, der für alle Dateien auftritt, ist: "y contains previously unseen labels". Dies bedeutet, dass die Modelle auf Labels (Kategorien) stoßen, die sie während des Trainings nicht gesehen haben.</text:span></text:p>
      <text:h text:style-name="Heading_20_5" text:outline-level="5"><text:span text:style-name="T6">Lö</text:span><text:span text:style-name="T2">sung </text:span><text:span text:style-name="T7">12h22</text:span></text:h>
      <text:p text:style-name="P6">Mit diesen Änderungen:</text:p>
      <text:list text:style-name="L1">
        <text:list-item>
          <text:p text:style-name="P8">Sie können <text:span text:style-name="Source_20_Text">update_categories.py</text:span> ausführen, um die Kategorien basierend auf der Verzeichnisstruktur zu extrahieren und in einer CSV-Datei zu speichern. </text:p>
        </text:list-item>
        <text:list-item>
          <text:p text:style-name="P8">Das Hauptskript verwendet dann diese vordefinierten Kategorien für das Training und die Vorhersagen. </text:p>
        </text:list-item>
        <text:list-item>
          <text:p text:style-name="P7">Die Logik für die Kategorisierung bleibt konsistent zwischen der Kategorie-Extraktion und dem Training/Vorhersage-Prozess. </text:p>
        </text:list-item>
      </text:list>
      <text:p text:style-name="Text_20_body">Um das System zu aktualisieren:</text:p>
      <text:list text:style-name="L2">
        <text:list-item>
          <text:p text:style-name="P10">Führen Sie <text:span text:style-name="Source_20_Text">python update_categories.py</text:span> aus, wenn Sie neue Daten hinzufügen oder die Verzeichnisstruktur ändern. </text:p>
        </text:list-item>
        <text:list-item>
          <text:p text:style-name="P9">Führen Sie dann <text:span text:style-name="Source_20_Text">python main.py</text:span> mit den gewünschten Optionen aus. </text:p>
        </text:list-item>
      </text:list>
      <text:p text:style-name="Text_20_body"><text:soft-page-break/>Diese Methode stellt sicher, dass Sie die gleiche Kategorisierungslogik für das Erstellen der CSV und das Training verwenden, während Sie auch die Flexibilität haben, die Kategorien bei Bedarf zu aktualisieren.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20:44:08.352575660</meta:creation-date>
    <dc:date>2024-08-01T12:22:20.533006979</dc:date>
    <meta:editing-duration>PT4H37M9S</meta:editing-duration>
    <meta:editing-cycles>7</meta:editing-cycles>
    <meta:generator>LibreOffice/24.2.4.2$Linux_X86_64 LibreOffice_project/420$Build-2</meta:generator>
    <meta:document-statistic meta:table-count="0" meta:image-count="0" meta:object-count="0" meta:page-count="2" meta:paragraph-count="21" meta:word-count="205" meta:character-count="1494" meta:non-whitespace-character-count="1314"/>
  </office:meta>
</office:document-meta>
</file>